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25in" fo:margin-left="0.2347in" fo:margin-top="0in" fo:margin-bottom="0in" table:align="left" style:writing-mode="lr-tb"/>
    </style:style>
    <style:style style:name="Table1.A" style:family="table-column">
      <style:table-column-properties style:column-width="5.4271in"/>
    </style:style>
    <style:style style:name="Table1.B" style:family="table-column">
      <style:table-column-properties style:column-width="1.8222in"/>
    </style:style>
    <style:style style:name="Table1.1" style:family="table-row">
      <style:table-row-properties style:min-row-height="1.0278in" fo:keep-together="auto"/>
    </style:style>
    <style:style style:name="Table1.A1" style:family="table-cell">
      <style:table-cell-properties style:vertical-align="" fo:padding="0.1in" fo:border="none"/>
    </style:style>
    <style:style style:name="Table1.2" style:family="table-row">
      <style:table-row-properties style:min-row-height="8.1667in" fo:keep-together="auto"/>
    </style:style>
    <style:style style:name="P1" style:family="paragraph" style:parent-style-name="Standard">
      <style:paragraph-properties fo:margin-top="0.0835in" fo:margin-bottom="0in" loext:contextual-spacing="false" fo:padding="0in" fo:border="none"/>
    </style:style>
    <style:style style:name="P2" style:family="paragraph" style:parent-style-name="Standard">
      <style:paragraph-properties fo:margin-top="0.0835in" fo:margin-bottom="0in" loext:contextual-spacing="false" fo:line-height="115%" fo:padding="0in" fo:border="none"/>
    </style:style>
    <style:style style:name="P3" style:family="paragraph" style:parent-style-name="Standard">
      <style:paragraph-properties fo:margin-top="0.0835in" fo:margin-bottom="0in" loext:contextual-spacing="false"/>
    </style:style>
    <style:style style:name="P4" style:family="paragraph" style:parent-style-name="Standard">
      <style:paragraph-properties fo:margin-top="0.0835in" fo:margin-bottom="0in" loext:contextual-spacing="false" fo:line-height="115%"/>
    </style:style>
    <style:style style:name="P5" style:family="paragraph" style:parent-style-name="Standard" style:master-page-name="Standard">
      <style:paragraph-properties fo:margin-top="0.0835in" fo:margin-bottom="0in" loext:contextual-spacing="false" fo:line-height="100%" style:page-number="1" fo:padding="0in" fo:border="none"/>
      <style:text-properties fo:font-size="6pt" style:font-size-asian="6pt" style:font-size-complex="6pt"/>
    </style:style>
    <style:style style:name="P6" style:family="paragraph" style:parent-style-name="Standard">
      <style:paragraph-properties fo:margin-top="0in" fo:margin-bottom="0in" loext:contextual-spacing="false" fo:line-height="115%" fo:padding="0in" fo:border="none"/>
    </style:style>
    <style:style style:name="P7" style:family="paragraph" style:parent-style-name="Standard">
      <style:paragraph-properties fo:margin-top="0in" fo:margin-bottom="0in" loext:contextual-spacing="false" fo:line-height="115%"/>
    </style:style>
    <style:style style:name="P8" style:family="paragraph" style:parent-style-name="Standard">
      <style:paragraph-properties fo:margin-top="0in" fo:margin-bottom="0in" loext:contextual-spacing="false" fo:line-height="100%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color="#434343"/>
    </style:style>
    <style:style style:name="P10" style:family="paragraph" style:parent-style-name="Standard">
      <style:paragraph-properties fo:margin-left="0in" fo:margin-right="0.2083in" fo:margin-top="0in" fo:margin-bottom="0in" loext:contextual-spacing="false" fo:line-height="100%" fo:text-indent="0in" style:auto-text-indent="false"/>
    </style:style>
    <style:style style:name="P11" style:family="paragraph" style:parent-style-name="Standard">
      <style:paragraph-properties fo:margin-left="0in" fo:margin-right="0.2083in" fo:margin-top="0in" fo:margin-bottom="0in" loext:contextual-spacing="false" fo:line-height="100%" fo:text-indent="0in" style:auto-text-indent="false"/>
      <style:text-properties fo:color="#434343"/>
    </style:style>
    <style:style style:name="P12" style:family="paragraph" style:parent-style-name="Standard">
      <style:paragraph-properties fo:margin-left="0in" fo:margin-right="0.2083in" fo:margin-top="0in" fo:margin-bottom="0in" loext:contextual-spacing="false" fo:line-height="115%" fo:text-indent="0in" style:auto-text-indent="false"/>
      <style:text-properties fo:color="#434343"/>
    </style:style>
    <style:style style:name="P13" style:family="paragraph" style:parent-style-name="Standard">
      <style:paragraph-properties fo:margin-left="0in" fo:margin-right="0.2083in" fo:margin-top="0in" fo:margin-bottom="0in" loext:contextual-spacing="false" fo:line-height="115%" fo:text-indent="0in" style:auto-text-indent="false"/>
    </style:style>
    <style:style style:name="P14" style:family="paragraph" style:parent-style-name="Standard" style:list-style-name="WWNum1">
      <style:paragraph-properties fo:margin-left="0in" fo:margin-right="0.2083in" fo:margin-top="0.0835in" fo:margin-bottom="0in" loext:contextual-spacing="false" fo:line-height="130%" fo:text-indent="0in" style:auto-text-indent="false" fo:padding="0in" fo:border="none"/>
    </style:style>
    <style:style style:name="P15" style:family="paragraph" style:parent-style-name="Standard">
      <style:paragraph-properties fo:margin-left="0in" fo:margin-right="0.2083in" fo:margin-top="0.222in" fo:margin-bottom="0in" loext:contextual-spacing="false" fo:line-height="130%" fo:text-align="start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Heading_20_2">
      <style:paragraph-properties fo:margin-top="0in" fo:margin-bottom="0in" loext:contextual-spacing="false" fo:line-height="100%"/>
    </style:style>
    <style:style style:name="P17" style:family="paragraph" style:parent-style-name="Heading_20_2">
      <style:paragraph-properties fo:margin-top="0.222in" fo:margin-bottom="0in" loext:contextual-spacing="false"/>
    </style:style>
    <style:style style:name="P18" style:family="paragraph" style:parent-style-name="Heading_20_2">
      <style:paragraph-properties fo:margin-top="0.222in" fo:margin-bottom="0in" loext:contextual-spacing="false" fo:padding="0in" fo:border="none"/>
    </style:style>
    <style:style style:name="P19" style:family="paragraph" style:parent-style-name="Heading_20_1">
      <style:paragraph-properties fo:margin-top="0.4165in" fo:margin-bottom="0in" loext:contextual-spacing="false" fo:padding="0in" fo:border="none"/>
    </style:style>
    <style:style style:name="P20" style:family="paragraph" style:parent-style-name="Heading_20_1">
      <style:paragraph-properties fo:margin-top="0.278in" fo:margin-bottom="0in" loext:contextual-spacing="false" fo:line-height="100%" fo:padding="0in" fo:border="none"/>
    </style:style>
    <style:style style:name="P21" style:family="paragraph" style:parent-style-name="Heading_20_3">
      <style:paragraph-properties fo:margin-top="0.0693in" fo:margin-bottom="0.0693in" loext:contextual-spacing="false"/>
    </style:style>
    <style:style style:name="P22" style:family="paragraph" style:parent-style-name="Heading_20_3">
      <style:paragraph-properties fo:margin-top="0.0693in" fo:margin-bottom="0.0693in" loext:contextual-spacing="false" fo:padding="0in" fo:border="none"/>
    </style:style>
    <style:style style:name="P23" style:family="paragraph" style:parent-style-name="Title">
      <style:paragraph-properties fo:margin-top="0in" fo:margin-bottom="0.0835in" loext:contextual-spacing="false" fo:padding="0in" fo:border="none"/>
    </style:style>
    <style:style style:name="P24" style:family="paragraph" style:parent-style-name="Subtitle">
      <style:paragraph-properties fo:margin-top="0in" fo:margin-bottom="0in" loext:contextual-spacing="false"/>
    </style:style>
    <style:style style:name="P25" style:family="paragraph" style:parent-style-name="Subtitle">
      <style:paragraph-properties fo:margin-top="0in" fo:margin-bottom="0in" loext:contextual-spacing="false" fo:padding="0in" fo:border="non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style:font-name="Open Sans" style:font-name-asian="Open Sans1" style:font-name-complex="Open Sans1"/>
    </style:style>
    <style:style style:name="T3" style:family="text">
      <style:text-properties fo:color="#000000" fo:font-weight="bold" style:font-weight-asian="bold"/>
    </style:style>
    <style:style style:name="T4" style:family="text">
      <style:text-properties fo:color="#000000"/>
    </style:style>
    <style:style style:name="T5" style:family="text">
      <style:text-properties fo:color="#434343" style:font-name="Open Sans" fo:font-weight="bold" style:font-name-asian="Open Sans1" style:font-weight-asian="bold" style:font-name-complex="Open Sans1"/>
    </style:style>
    <style:style style:name="T6" style:family="text">
      <style:text-properties fo:color="#434343" style:font-name="Open Sans" style:font-name-asian="Open Sans1" style:font-name-complex="Open Sans1"/>
    </style:style>
    <style:style style:name="T7" style:family="text">
      <style:text-properties fo:color="#434343"/>
    </style:style>
    <style:style style:name="T8" style:family="text">
      <style:text-properties fo:color="#434343" fo:font-style="italic" fo:font-weight="bold" style:font-style-asian="italic" style:font-weight-asian="bold"/>
    </style:style>
    <style:style style:name="T9" style:family="text">
      <style:text-properties fo:font-weight="normal" style:font-weight-asian="normal"/>
    </style:style>
    <style:style style:name="T10" style:family="text">
      <style:text-properties fo:font-style="italic" fo:font-weight="normal" style:font-style-asian="italic" style:font-weight-asian="normal"/>
    </style:style>
    <style:style style:name="T11" style:family="text">
      <style:text-properties fo:font-size="12pt" fo:font-style="italic" fo:font-weight="normal" style:font-size-asian="12pt" style:font-style-asian="italic" style:font-weight-asian="normal" style:font-size-complex="12pt"/>
    </style:style>
    <style:style style:name="T12" style:family="text">
      <style:text-properties fo:color="#b7b7b7"/>
    </style:style>
    <style:style style:name="T13" style:family="text">
      <style:text-properties fo:color="#2079c7" style:font-name="Open Sans" fo:font-size="9pt" style:font-name-asian="Open Sans1" style:font-size-asian="9pt" style:font-name-complex="Open Sans1" style:font-size-complex="9pt"/>
    </style:style>
    <style:style style:name="T14" style:family="text">
      <style:text-properties fo:color="#1155cc" style:text-underline-style="solid" style:text-underline-width="auto" style:text-underline-color="font-color"/>
    </style:style>
    <style:style style:name="T15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23"><text:bookmark text:name="_x8fm1uorkbaw"/><text:span text:style-name="T1">Indrajith Indraprastham</text:span></text:p>
            <text:p text:style-name="P24"><text:bookmark text:name="_6x4h5d80364w"/>A curious person who likes to tinker and learn new things.</text:p>
            <text:p text:style-name="P25"><text:bookmark text:name="_ymi089liagec"/></text:p>
          </table:table-cell>
          <table:table-cell table:style-name="Table1.A1" office:value-type="string">
            <text:p text:style-name="P6"><text:span text:style-name="T2">Indraprastham House<text:line-break/>Perambra Post, Kozhikode 673525, Kerala, India<text:line-break/></text:span><text:span text:style-name="T5">(+91) 9495413140</text:span></text:p>
            <text:p text:style-name="P7"><text:span text:style-name="T5">mail@indrajith.me</text:span></text:p>
          </table:table-cell>
        </table:table-row>
        <table:table-row table:style-name="Table1.2">
          <table:table-cell table:style-name="Table1.A1" office:value-type="string">
            <text:p text:style-name="P19"><text:bookmark text:name="_uegm2l4j6k3"/>SKILLS</text:p>
            <text:p text:style-name="P10"/>
            <text:p text:style-name="P16"><text:bookmark text:name="_kgzd7mez76m7"/>Linux Environment</text:p>
            <text:p text:style-name="P11"/>
            <text:p text:style-name="P13"><text:span text:style-name="T7">Skilled in working with linux based systems. Experienced in maintaining and building customized systems entirely from source.</text:span></text:p>
            <text:p text:style-name="P10"/>
            <text:p text:style-name="P16"><text:bookmark text:name="_essecdu7h54k"/>Web Technologies</text:p>
            <text:p text:style-name="P10"/>
            <text:p text:style-name="P13"><text:span text:style-name="T7">Experienced in cloud computing, mapreduce and working with distributed datasets. </text:span></text:p>
            <text:p text:style-name="P12"/>
            <text:p text:style-name="P13"><text:span text:style-name="T7">Experienced in Google App Engine, Openshift and Heroku. Worked with frameworks such as Django, Bootstrap, Wordpress, and Webapp2. </text:span></text:p>
            <text:p text:style-name="P10"/>
            <text:p text:style-name="P16"><text:bookmark text:name="_9dylgryydz3o"/>Data Science and Machine Learning</text:p>
            <text:p text:style-name="P10"/>
            <text:p text:style-name="P8"><text:span text:style-name="T7">Experienced in analyzing large scale data and using advanced statistical and machine learning model and providing meaningful insights and business intelligence.</text:span></text:p>
            <text:p text:style-name="P8"/>
            <text:p text:style-name="P13"><text:span text:style-name="T7">Skilled in building models using machine learning. Worked with time series data, demand forecasting, inventory level optimization and music information retrieval. </text:span></text:p>
            <text:p text:style-name="P12"/>
            <text:p text:style-name="P13"><text:span text:style-name="T7">Experienced in using technologies like Spark, Tensor Flow and other frameworks such as numpy, pandas, scikit and scipy. <text:s/></text:span></text:p>
            <text:p text:style-name="P20"><text:bookmark text:name="_y7d3xdxnr44m"/>EXPERIENCE</text:p>
            <text:p text:style-name="P17"><text:bookmark text:name="_6eb7d54nc8fo"/>Data Scientist<text:span text:style-name="T9"> — </text:span><text:span text:style-name="T10">Spineor Technologies</text:span></text:p>
            <text:p text:style-name="P21"><text:bookmark text:name="_ner3uxi3ixbq"/><text:span text:style-name="T7">JULY 2017 - PRESENT</text:span></text:p>
            <text:p text:style-name="P18"><text:bookmark text:name="_rfgvkg2ifhfd"/>Freelance Developer<text:span text:style-name="T9"> - </text:span><text:span text:style-name="T10">Upwork</text:span></text:p>
            <text:p text:style-name="P22"><text:bookmark text:name="_n64fgzu3lwuy"/><text:span text:style-name="T7">APRIL 2011 - PRESENT</text:span></text:p>
            <text:p text:style-name="P20"><text:bookmark text:name="_yk8luflkpwij"/>EDUCATION</text:p>
            <text:p text:style-name="P18"><text:bookmark text:name="_9b99nki19ttz"/>Bachelor's Degree in Computer Science and Engineering<text:span text:style-name="T9"> <text:line-break/>— </text:span><text:span text:style-name="T10">Adichunchanagiri Institute of Technology, Chikmagalur</text:span></text:p>
            <text:p text:style-name="P20"><text:bookmark text:name="_fb1tutm5vd2u"/></text:p>
            <text:p text:style-name="P20"><text:bookmark text:name="_l7ak1olg2lh4"/>PROJECTS</text:p>
            <text:p text:style-name="P10"/>
            <text:p text:style-name="P17"><text:bookmark text:name="_gg4buv382jx6"/>Inventory Level Optimization <text:span text:style-name="T9">—</text:span><text:span text:style-name="T10">Predictive model building.</text:span></text:p>
            <text:p text:style-name="P4"><text:span text:style-name="T7">Demand forecasting for an Ecommerce shop with over 1 Million products. <text:line-break/><text:line-break/>Analyze large inventory datasets. Determine the rate of change and the movement of products in the inventory. <text:line-break/><text:line-break/>Build statistical and machine learning models using historical data to forecast demand and optimize inventory levels. <text:line-break/></text:span></text:p>
            <text:p text:style-name="P18"><text:bookmark text:name="_65nfbapokud5"/><text:span text:style-name="T13">OPEN SOURCE PROJECTS</text:span></text:p>
            <text:p text:style-name="P18"><text:bookmark text:name="_o6y5msszxu42"/><text:span text:style-name="T7"><text:line-break/></text:span><text:a xlink:type="simple" xlink:href="https://github.com/indrajithi/mgc-django" text:style-name="Internet_20_link" text:visited-style-name="Visited_20_Internet_20_Link"><text:span text:style-name="T14">Music Genre Classification App</text:span></text:a> <text:s text:c="2"/><text:span text:style-name="T9">— A </text:span><text:span text:style-name="T10">Webapp to classify music based on genres.</text:span></text:p>
            <text:p text:style-name="P10"/>
            <text:p text:style-name="P2"><text:span text:style-name="T7">Used various machine learning classification algorithms like logistic regression, Support Vector Machine to classify music based on genres. <text:s/></text:span></text:p>
            <text:p text:style-name="P2"><text:span text:style-name="T7">Made a web app using Python, Django and AngularJS. </text:span></text:p>
            <text:p text:style-name="P4"><text:span text:style-name="T7">This project was featured on </text:span><text:span text:style-name="T8">Github Trending</text:span><text:span text:style-name="T7"> for Python language.</text:span></text:p>
            <text:p text:style-name="P17"><text:bookmark text:name="_40mka5wyjnvm"/><text:a xlink:type="simple" xlink:href="https://github.com/indrajithi/mgc-python" text:style-name="Internet_20_link" text:visited-style-name="Visited_20_Internet_20_Link">Python package for </text:a><text:a xlink:type="simple" xlink:href="https://github.com/indrajithi/mgc-python" text:style-name="Internet_20_link" text:visited-style-name="Visited_20_Internet_20_Link">Music Genre Classification</text:a> <text:s/><text:span text:style-name="T9">— </text:span><text:span text:style-name="T10">A python package to classify music based on genres.<text:line-break/></text:span></text:p>
            <text:p text:style-name="P17"><text:bookmark text:name="_nb7teccg3wc6"/><text:a xlink:type="simple" xlink:href="https://github.com/indrajithi/Audio-Visualizer" text:style-name="Internet_20_link" text:visited-style-name="Visited_20_Internet_20_Link"><text:span text:style-name="T14">Audio Spectrum Visualizer in OpenGL</text:span></text:a> <text:span text:style-name="T9">— </text:span><text:span text:style-name="T10">Real time audio power spectrum using OpenGL.</text:span></text:p>
            <text:p text:style-name="P11"/>
            <text:p text:style-name="P10"><text:span text:style-name="T7">Used fast fourier transform to generate the power spectrum of an audio and visualize it in real time using OpenGL.</text:span></text:p>
            <text:p text:style-name="P4"><text:span text:style-name="T7">This project was featured on </text:span><text:span text:style-name="T8">Github Trending</text:span><text:span text:style-name="T7"> for C language.</text:span></text:p>
            <text:p text:style-name="P17"><text:bookmark text:name="_rmhhiwpmeoru"/><text:a xlink:type="simple" xlink:href="https://github.com/indrajithi/time-spark" text:style-name="Internet_20_link" text:visited-style-name="Visited_20_Internet_20_Link"><text:span text:style-name="T14">Time-Spark</text:span></text:a><text:span text:style-name="T9">— </text:span><text:span text:style-name="T10">A small python package for time series analysis on Spark (dev). </text:span></text:p>
            <text:p text:style-name="P17"><text:bookmark text:name="_a44o3tix3374"/><text:a xlink:type="simple" xlink:href="https://github.com/indrajithi/Jumble-words-Solver-using-webapp2" text:style-name="Internet_20_link" text:visited-style-name="Visited_20_Internet_20_Link"><text:span text:style-name="T14">Anagram Solver App</text:span></text:a><text:span text:style-name="T9"> — </text:span><text:span text:style-name="T10">A web app written in Python to solve scrambled words</text:span><text:span text:style-name="T9">.</text:span></text:p>
            <text:p text:style-name="P17"><text:bookmark text:name="_v5qamv9itgo7"/><text:a xlink:type="simple" xlink:href="https://github.com/indrajithi/SUDOKU" text:style-name="Internet_20_link" text:visited-style-name="Visited_20_Internet_20_Link"><text:span text:style-name="T14">Sudoku Solver in C++</text:span></text:a><text:span text:style-name="T10"> <text:s/></text:span><text:span text:style-name="T9">—</text:span><text:span text:style-name="T10"> A simple command line Sudoku Solver written in C++</text:span></text:p>
            <text:p text:style-name="P9"/>
            <text:p text:style-name="P8"/>
          </table:table-cell>
          <table:table-cell table:style-name="Table1.A1" office:value-type="string">
            <text:p text:style-name="P19"><text:bookmark text:name="_ca0awj8022e2"/>LINKS</text:p>
            <text:p text:style-name="P3"><text:span text:style-name="T3">Github:</text:span> <text:a xlink:type="simple" xlink:href="http://github.com/indrajithi" text:style-name="Internet_20_link" text:visited-style-name="Visited_20_Internet_20_Link">github.com/indrajithi</text:a><text:span text:style-name="T7"><text:line-break/></text:span><text:span text:style-name="T3"><text:line-break/>Blog</text:span><text:span text:style-name="T4">:</text:span> <text:line-break/><text:a xlink:type="simple" xlink:href="http://indrajith.me" text:style-name="Internet_20_link" text:visited-style-name="Visited_20_Internet_20_Link"><text:span text:style-name="T7">indrajith.me </text:span></text:a></text:p>
            <text:list xml:id="list1931775996781612528" text:style-name="WWNum1">
              <text:list-item>
                <text:p text:style-name="P14"><text:span text:style-name="T3">Portfolio:<text:line-break/></text:span><text:span text:style-name="T7">indrajith.me/portfolio</text:span></text:p>
              </text:list-item>
              <text:list-item>
                <text:p text:style-name="P14"><text:span text:style-name="T3">Resume:</text:span><text:span text:style-name="T7"><text:line-break/></text:span><text:a xlink:type="simple" xlink:href="http://resume.indrajith.me" text:style-name="Internet_20_link" text:visited-style-name="Visited_20_Internet_20_Link">resume.indrajith.me</text:a></text:p>
              </text:list-item>
            </text:list>
            <text:p text:style-name="P20"><text:bookmark text:name="_cxxkes25b26"/>LANGUAGES</text:p>
            <text:p text:style-name="P15"><text:span text:style-name="T7">Python, C, Javascript, Matlab, C++</text:span></text:p>
            <text:p text:style-name="P15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3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666666" style:text-line-through-style="none" style:text-line-through-type="none" style:text-position="0% 100%" style:font-name="Merriweather" fo:font-size="9pt" fo:language="en" fo:country="none" fo:font-style="normal" style:text-underline-style="none" fo:font-weight="normal" style:letter-kerning="true" style:font-name-asian="Merriweather1" style:font-size-asian="9pt" style:language-asian="zh" style:country-asian="CN" style:font-style-asian="normal" style:font-weight-asian="normal" style:font-name-complex="Merriweather1" style:font-size-complex="9pt" style:language-complex="hi" style:country-complex="IN"/>
    </style:default-style>
    <style:default-style style:family="paragraph">
      <style:paragraph-properties fo:margin-left="0in" fo:margin-right="0.2083in" fo:margin-top="0.0835in" fo:margin-bottom="0in" loext:contextual-spacing="false" fo:line-height="130%" fo:text-align="start" style:justify-single-word="false" fo:keep-together="auto" fo:orphans="0" fo:widows="0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666666" style:text-line-through-style="none" style:text-line-through-type="none" style:text-position="0% 100%" style:font-name="Merriweather" fo:font-size="9pt" fo:language="en" fo:country="none" fo:font-style="normal" style:text-underline-style="none" fo:font-weight="normal" style:letter-kerning="true" style:font-name-asian="Merriweather1" style:font-size-asian="9pt" style:language-asian="zh" style:country-asian="CN" style:font-style-asian="normal" style:font-weight-asian="normal" style:font-name-complex="Merriweather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165in" fo:margin-bottom="0in" loext:contextual-spacing="false" fo:line-height="100%"/>
      <style:text-properties fo:color="#2079c7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 fo:keep-together="always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693in" fo:margin-bottom="0.0693in" loext:contextual-spacing="false" fo:line-height="100%" fo:keep-together="always" fo:keep-with-next="always"/>
      <style:text-properties fo:color="#666666" style:font-name="Open Sans" fo:font-family="'Open Sans'" style:font-family-generic="roman" style:font-pitch="variable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835in" loext:contextual-spacing="false" fo:line-height="100%"/>
      <style:text-properties fo:color="#000000"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15%"/>
      <style:text-properties fo:color="#000000" style:font-name="Open Sans" fo:font-family="'Open Sans'" style:font-family-generic="roman" style:font-pitch="variable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​" text:bullet-char="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5992in" fo:margin-left="0.5992in" fo:margin-right="0.5992in" style:writing-mode="lr-tb" style:layout-grid-color="#c0c0c0" style:layout-grid-lines="254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42" meta:word-count="384" meta:character-count="2732" meta:non-whitespace-character-count="2360"/>
    <meta:generator>LibreOfficeDev/5.1.0.3$Linux_X86_64 LibreOffice_project/</meta:generator>
  </office:meta>
</office:document-meta>
</file>